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755">
      <text:list-level-style-number text:level="1" style:num-format="1" style:num-suffix="." style:num-list-format-name="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Calibri Light" fo:font-size="100%"/>
      </text:list-level-style-number>
    </text:list-style>
    <text:list-style style:name="a524">
      <text:list-level-style-number text:level="1" style:num-format="1" style:num-suffix="." style:num-list-format-name="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Calibri Light" fo:font-size="100%"/>
      </text:list-level-style-number>
    </text:list-style>
    <text:list-style style:name="a5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672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567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4">
      <text:list-level-style-number text:level="1" style:num-format="1" style:num-suffix="." style:num-list-format-name="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Calibri Light" fo:font-size="100%"/>
      </text:list-level-style-number>
    </text:list-style>
    <text:list-style style:name="a733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559">
      <text:list-level-style-number text:level="1" style:num-format="1" style:num-suffix="." style:num-list-format-name="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Calibri Light" fo:font-size="100%"/>
      </text:list-level-style-number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1" style:num-suffix="." style:num-list-format-name="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Calibri Light" fo:font-size="100%"/>
      </text:list-level-style-number>
    </text:list-style>
    <text:list-style style:name="a508">
      <text:list-level-style-number text:level="1" style:num-format="1" style:num-suffix="." style:num-list-format-name="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Calibri Light" fo:font-size="100%"/>
      </text:list-level-style-number>
    </text:list-style>
    <text:list-style style:name="a653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725">
      <text:list-level-style-number text:level="1" style:num-format="1" style:num-suffix="." style:num-list-format-name="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Calibri Light" fo:font-size="100%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1" style:num-suffix="." style:num-list-format-name="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Calibri Light" fo:font-size="100%"/>
      </text:list-level-style-number>
    </text:list-style>
    <text:list-style style:name="a7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3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1" style:num-suffix="." style:num-list-format-name="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Calibri Light" fo:font-size="100%"/>
      </text:list-level-style-number>
    </text:list-style>
    <text:list-style style:name="a712">
      <text:list-level-style-number text:level="1" style:num-format="1" style:num-suffix="." style:num-list-format-name="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Calibri Light" fo:font-size="100%"/>
      </text:list-level-style-number>
    </text:list-style>
    <text:list-style style:name="a412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538">
      <text:list-level-style-number text:level="1" style:num-format="1" style:num-suffix="." style:num-list-format-name="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Calibri Light" fo:font-size="100%"/>
      </text:list-level-style-number>
    </text:list-style>
    <text:list-style style:name="a682">
      <text:list-level-style-number text:level="1" style:num-format="1" style:num-suffix="." style:num-list-format-name="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Calibri Light" fo:font-size="100%"/>
      </text:list-level-style-number>
    </text:list-style>
    <text:list-style style:name="a452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416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791">
      <text:list-level-style-number text:level="1" style:num-format="1" style:num-suffix="." style:num-list-format-name="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Calibri Light" fo:font-size="100%"/>
      </text:list-level-style-number>
    </text:list-style>
    <text:list-style style:name="a648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6" draw:name="Title 1" svg:x="1.66667in" svg:y="1.22743in" svg:width="10in" svg:height="2.61111in" presentation:class="title" presentation:placeholder="false">
          <draw:text-box>
            <text:p text:style-name="a385" text:class-names="" text:cond-style-name=""><text:span text:style-name="a381" text:class-names="">UTS<text:s text:c="1"/></text:span><text:span text:style-name="a382" text:class-names="">susulan</text:span><text:span text:style-name="a383" text:class-names=""><text:s text:c="1"/>mobile programming<text:s text:c="1"/></text:span><text:span text:style-name="a384" text:class-names=""/></text:p>
          </draw:text-box>
          <svg:title/>
          <svg:desc/>
        </draw:frame>
        <draw:frame draw:id="id64" presentation:style-name="a402" draw:name="Subtitle 2" svg:x="1.66667in" svg:y="3.93924in" svg:width="10in" svg:height="1.81076in" presentation:class="subtitle" presentation:placeholder="false">
          <draw:text-box>
            <text:p text:style-name="a392" text:class-names="" text:cond-style-name=""><text:span text:style-name="a387" text:class-names="">Nama : Ahmad<text:s text:c="1"/></text:span><text:span text:style-name="a388" text:class-names="">Shofwan</text:span><text:span text:style-name="a389" text:class-names=""><text:s text:c="1"/></text:span><text:span text:style-name="a390" text:class-names="">Nizomi</text:span><text:span text:style-name="a391" text:class-names=""/></text:p>
            <text:p text:style-name="a394" text:class-names="" text:cond-style-name=""><text:span text:style-name="a393" text:class-names="">NIM : 221011402268</text:span></text:p>
            <text:p text:style-name="a401" text:class-names="" text:cond-style-name=""><text:span text:style-name="a395" text:class-names="">Kelas</text:span><text:span text:style-name="a396" text:class-names=""><text:s text:c="1"/></text:span><text:span text:style-name="a397" text:class-names="">:</text:span><text:span text:style-name="a398" text:class-names=""><text:s text:c="1"/></text:span><text:span text:style-name="a399" text:class-names="">06tplm005</text:span><text:span text:style-name="a400" text:class-names=""/></text:p>
          </draw:text-box>
          <svg:title/>
          <svg:desc/>
        </draw:frame>
      </draw:page>
      <draw:page draw:name="Slide4" draw:style-name="a403" draw:master-page-name="Master1-Layout2-obj-Title-and-Content" presentation:presentation-page-layout-name="Master1-PPL2" draw:id="Slide-259">
        <draw:frame draw:id="id65" presentation:style-name="a488" draw:name="Content Placeholder 2" svg:x="0.91667in" svg:y="0.58065in" svg:width="11.5in" svg:height="6.17456in" presentation:class="outline" presentation:placeholder="false">
          <draw:text-box>
            <text:list text:style-name="a412">
              <text:list-item>
                <text:p text:style-name="a411" text:class-names="" text:cond-style-name=""><text:span text:style-name="a404" text:class-names="">1.<text:s text:c="1"/></text:span><text:span text:style-name="a405" text:class-names="">Jelaskan</text:span><text:span text:style-name="a406" text:class-names=""><text:s text:c="1"/></text:span><text:span text:style-name="a407" text:class-names="">perbedaan</text:span><text:span text:style-name="a408" text:class-names=""><text:s text:c="1"/></text:span><text:span text:style-name="a409" text:class-names="">antara</text:span><text:span text:style-name="a410" text:class-names=""><text:s text:c="1"/>Development Native dan Hybrid!</text:span></text:p>
              </text:list-item>
            </text:list>
            <text:list text:style-name="a416">
              <text:list-item>
                <text:p text:style-name="a415" text:class-names="" text:cond-style-name=""><text:span text:style-name="a413" text:class-names="">A. Development Native</text:span><text:span text:style-name="a414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17" text:class-names="">Pengertian</text:span><text:span text:style-name="a418" text:class-names="">:</text:span><text:span text:style-name="a419" text:class-names=""><text:line-break/>Development<text:s text:c="1"/></text:span><text:span text:style-name="a420" text:class-names="">native</text:span><text:span text:style-name="a421" text:class-names=""><text:s text:c="1"/></text:span><text:span text:style-name="a422" text:class-names="">adalah</text:span><text:span text:style-name="a423" text:class-names=""><text:s text:c="1"/></text:span><text:span text:style-name="a424" text:class-names="">metode</text:span><text:span text:style-name="a425" text:class-names=""><text:s text:c="1"/></text:span><text:span text:style-name="a426" text:class-names="">pengembangan</text:span><text:span text:style-name="a427" text:class-names=""><text:s text:c="1"/>aplikasi yang<text:s text:c="1"/></text:span><text:span text:style-name="a428" text:class-names="">dibuat</text:span><text:span text:style-name="a429" text:class-names=""><text:s text:c="1"/>secara<text:s text:c="1"/></text:span><text:span text:style-name="a430" text:class-names="">khusus</text:span><text:span text:style-name="a431" text:class-names=""><text:s text:c="1"/>untuk<text:s text:c="1"/></text:span><text:span text:style-name="a432" text:class-names="">satu</text:span><text:span text:style-name="a433" text:class-names=""><text:s text:c="1"/>platform,<text:s text:c="1"/></text:span><text:span text:style-name="a434" text:class-names="">seperti</text:span><text:span text:style-name="a435" text:class-names=""><text:s text:c="1"/>Android atau iOS. Aplikasi native<text:s text:c="1"/></text:span><text:span text:style-name="a436" text:class-names="">dibangun</text:span><text:span text:style-name="a437" text:class-names=""><text:s text:c="1"/></text:span><text:span text:style-name="a438" text:class-names="">menggunakan</text:span><text:span text:style-name="a439" text:class-names=""><text:s text:c="1"/></text:span><text:span text:style-name="a440" text:class-names="">bahasa</text:span><text:span text:style-name="a441" text:class-names=""><text:s text:c="1"/></text:span><text:span text:style-name="a442" text:class-names="">pemrograman</text:span><text:span text:style-name="a443" text:class-names=""><text:s text:c="1"/>dan tools yang<text:s text:c="1"/></text:span><text:span text:style-name="a444" text:class-names="">direkomendasikan</text:span><text:span text:style-name="a445" text:class-names=""><text:s text:c="1"/>oleh masing-masing platform.</text:span></text:p>
              </text:list-item>
            </text:list>
            <text:list text:style-name="a452">
              <text:list-item>
                <text:p text:style-name="a451" text:class-names="" text:cond-style-name=""><text:span text:style-name="a448" text:class-names="">Contoh</text:span><text:span text:style-name="a449" text:class-names="">:</text:span><text:span text:style-name="a450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53" text:class-names="">Android:</text:span><text:span text:style-name="a454" text:class-names=""><text:s text:c="1"/></text:span><text:span text:style-name="a455" text:class-names="">menggunakan</text:span><text:span text:style-name="a456" text:class-names=""><text:s text:c="1"/></text:span><text:span text:style-name="a457" text:class-names="">bahasa</text:span><text:span text:style-name="a458" text:class-names=""><text:s text:c="1"/></text:span><text:span text:style-name="a459" text:class-names="">Java</text:span><text:span text:style-name="a460" text:class-names=""><text:s text:c="1"/>atau<text:s text:c="1"/></text:span><text:span text:style-name="a461" text:class-names="">Kotlin</text:span><text:span text:style-name="a462" text:class-names="">, dan tools<text:s text:c="1"/></text:span><text:span text:style-name="a463" text:class-names="">seperti</text:span><text:span text:style-name="a464" text:class-names=""><text:s text:c="1"/></text:span><text:span text:style-name="a465" text:class-names="">Android Studio</text:span><text:span text:style-name="a466" text:class-names="">.</text:span></text:p>
              </text:list-item>
            </text:list>
            <text:list text:style-name="a484">
              <text:list-item>
                <text:p text:style-name="a483" text:class-names="" text:cond-style-name=""><text:span text:style-name="a469" text:class-names="">iOS:</text:span><text:span text:style-name="a470" text:class-names=""><text:s text:c="1"/></text:span><text:span text:style-name="a471" text:class-names="">menggunakan</text:span><text:span text:style-name="a472" text:class-names=""><text:s text:c="1"/></text:span><text:span text:style-name="a473" text:class-names="">bahasa</text:span><text:span text:style-name="a474" text:class-names=""><text:s text:c="1"/></text:span><text:span text:style-name="a475" text:class-names="">Swift</text:span><text:span text:style-name="a476" text:class-names=""><text:s text:c="1"/>atau<text:s text:c="1"/></text:span><text:span text:style-name="a477" text:class-names="">Objective-C</text:span><text:span text:style-name="a478" text:class-names="">, dan tools<text:s text:c="1"/></text:span><text:span text:style-name="a479" text:class-names="">seperti</text:span><text:span text:style-name="a480" text:class-names=""><text:s text:c="1"/></text:span><text:span text:style-name="a481" text:class-names="">Xcode</text:span><text:span text:style-name="a482" text:class-names="">.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2" draw:style-name="a489" draw:master-page-name="Master1-Layout2-obj-Title-and-Content" presentation:presentation-page-layout-name="Master1-PPL2" draw:id="Slide-257">
        <draw:frame draw:id="id66" presentation:style-name="a598" draw:name="Content Placeholder 2" svg:x="0.91667in" svg:y="0.52688in" svg:width="11.5in" svg:height="6.22833in" presentation:class="outline" presentation:placeholder="false">
          <draw:text-box>
            <text:list text:style-name="a494">
              <text:list-item>
                <text:p text:style-name="a493" text:class-names="" text:cond-style-name=""><text:span text:style-name="a490" text:class-names="">Kelebihan</text:span><text:span text:style-name="a491" text:class-names=""><text:s text:c="1"/>Native:</text:span><text:span text:style-name="a492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495" text:class-names="">Performa Tinggi:</text:span><text:span text:style-name="a496" text:class-names=""><text:s text:c="1"/>Karena langsung<text:s text:c="1"/></text:span><text:span text:style-name="a497" text:class-names="">menggunakan</text:span><text:span text:style-name="a498" text:class-names=""><text:s text:c="1"/>API dan fitur<text:s text:c="1"/></text:span><text:span text:style-name="a499" text:class-names="">sistem</text:span><text:span text:style-name="a500" text:class-names=""><text:s text:c="1"/></text:span><text:span text:style-name="a501" text:class-names="">operasi</text:span><text:span text:style-name="a502" text:class-names="">, aplikasi native lebih<text:s text:c="1"/></text:span><text:span text:style-name="a503" text:class-names="">cepat</text:span><text:span text:style-name="a504" text:class-names=""><text:s text:c="1"/>dan<text:s text:c="1"/></text:span><text:span text:style-name="a505" text:class-names="">responsif</text:span><text:span text:style-name="a506" text:class-names="">.</text:span></text:p>
              </text:list-item>
            </text:list>
            <text:list text:style-name="a524">
              <text:list-item>
                <text:p text:style-name="a523" text:class-names="" text:cond-style-name=""><text:span text:style-name="a509" text:class-names="">Akses Fitur Device:</text:span><text:span text:style-name="a510" text:class-names=""><text:s text:c="1"/>Native<text:s text:c="1"/></text:span><text:span text:style-name="a511" text:class-names="">memiliki</text:span><text:span text:style-name="a512" text:class-names=""><text:s text:c="1"/></text:span><text:span text:style-name="a513" text:class-names="">akses</text:span><text:span text:style-name="a514" text:class-names=""><text:s text:c="1"/></text:span><text:span text:style-name="a515" text:class-names="">penuh</text:span><text:span text:style-name="a516" text:class-names=""><text:s text:c="1"/>ke hardware dan fitur<text:s text:c="1"/></text:span><text:span text:style-name="a517" text:class-names="">seperti</text:span><text:span text:style-name="a518" text:class-names=""><text:s text:c="1"/></text:span><text:span text:style-name="a519" text:class-names="">kamera</text:span><text:span text:style-name="a520" text:class-names="">, GPS, Bluetooth,<text:s text:c="1"/></text:span><text:span text:style-name="a521" text:class-names="">dll</text:span><text:span text:style-name="a522" text:class-names="">.</text:span></text:p>
              </text:list-item>
            </text:list>
            <text:list text:style-name="a538">
              <text:list-item>
                <text:p text:style-name="a537" text:class-names="" text:cond-style-name=""><text:span text:style-name="a525" text:class-names="">User Experience (UX) Lebih Optimal:</text:span><text:span text:style-name="a526" text:class-names=""><text:s text:c="1"/>Desain dan<text:s text:c="1"/></text:span><text:span text:style-name="a527" text:class-names="">interaksi</text:span><text:span text:style-name="a528" text:class-names=""><text:s text:c="1"/></text:span><text:span text:style-name="a529" text:class-names="">mengikuti</text:span><text:span text:style-name="a530" text:class-names=""><text:s text:c="1"/></text:span><text:span text:style-name="a531" text:class-names="">standar</text:span><text:span text:style-name="a532" text:class-names=""><text:s text:c="1"/>masing-masing platform,<text:s text:c="1"/></text:span><text:span text:style-name="a533" text:class-names="">membuat</text:span><text:span text:style-name="a534" text:class-names=""><text:s text:c="1"/></text:span><text:span text:style-name="a535" text:class-names="">pengguna</text:span><text:span text:style-name="a536" text:class-names=""><text:s text:c="1"/>merasa lebih familiar.</text:span></text:p>
              </text:list-item>
            </text:list>
            <text:list text:style-name="a559">
              <text:list-item>
                <text:p text:style-name="a558" text:class-names="" text:cond-style-name=""><text:span text:style-name="a539" text:class-names="">Stabilitas</text:span><text:span text:style-name="a540" text:class-names="">:</text:span><text:span text:style-name="a541" text:class-names=""><text:s text:c="1"/></text:span><text:span text:style-name="a542" text:class-names="">Umumnya</text:span><text:span text:style-name="a543" text:class-names=""><text:s text:c="1"/>lebih<text:s text:c="1"/></text:span><text:span text:style-name="a544" text:class-names="">stabil</text:span><text:span text:style-name="a545" text:class-names=""><text:s text:c="1"/></text:span><text:span text:style-name="a546" text:class-names="">karena</text:span><text:span text:style-name="a547" text:class-names=""><text:s text:c="1"/></text:span><text:span text:style-name="a548" text:class-names="">menggunakan</text:span><text:span text:style-name="a549" text:class-names=""><text:s text:c="1"/></text:span><text:span text:style-name="a550" text:class-names="">teknologi</text:span><text:span text:style-name="a551" text:class-names=""><text:s text:c="1"/></text:span><text:span text:style-name="a552" text:class-names="">resmi</text:span><text:span text:style-name="a553" text:class-names=""><text:s text:c="1"/></text:span><text:span text:style-name="a554" text:class-names="">dari</text:span><text:span text:style-name="a555" text:class-names=""><text:s text:c="1"/>platform<text:s text:c="1"/></text:span><text:span text:style-name="a556" text:class-names="">tersebut</text:span><text:span text:style-name="a557" text:class-names="">.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3" text:class-names="">Kekurangan</text:span><text:span text:style-name="a564" text:class-names=""><text:s text:c="1"/>Native:</text:span><text:span text:style-name="a565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68" text:class-names="">Biaya</text:span><text:span text:style-name="a569" text:class-names=""><text:s text:c="1"/>&amp; Waktu Lebih Besar:</text:span><text:span text:style-name="a570" text:class-names=""><text:s text:c="1"/>Harus<text:s text:c="1"/></text:span><text:span text:style-name="a571" text:class-names="">membuat</text:span><text:span text:style-name="a572" text:class-names=""><text:s text:c="1"/>dua aplikasi<text:s text:c="1"/></text:span><text:span text:style-name="a573" text:class-names="">terpisah</text:span><text:span text:style-name="a574" text:class-names=""><text:s text:c="1"/>(Android dan iOS),<text:s text:c="1"/></text:span><text:span text:style-name="a575" text:class-names="">sehingga</text:span><text:span text:style-name="a576" text:class-names=""><text:s text:c="1"/>perlu dua<text:s text:c="1"/></text:span><text:span text:style-name="a577" text:class-names="">tim</text:span><text:span text:style-name="a578" text:class-names=""><text:s text:c="1"/>atau dua kali<text:s text:c="1"/></text:span><text:span text:style-name="a579" text:class-names="">pengerjaan</text:span><text:span text:style-name="a580" text:class-names="">.</text:span></text:p>
              </text:list-item>
            </text:list>
            <text:list text:style-name="a594">
              <text:list-item>
                <text:p text:style-name="a593" text:class-names="" text:cond-style-name=""><text:span text:style-name="a583" text:class-names="">Maintenance Ganda:</text:span><text:span text:style-name="a584" text:class-names=""><text:s text:c="1"/>Setiap<text:s text:c="1"/></text:span><text:span text:style-name="a585" text:class-names="">perubahan</text:span><text:span text:style-name="a586" text:class-names=""><text:s text:c="1"/>harus<text:s text:c="1"/></text:span><text:span text:style-name="a587" text:class-names="">dilakukan</text:span><text:span text:style-name="a588" text:class-names=""><text:s text:c="1"/>dua kali,<text:s text:c="1"/></text:span><text:span text:style-name="a589" text:class-names="">satu</text:span><text:span text:style-name="a590" text:class-names=""><text:s text:c="1"/>untuk Android dan<text:s text:c="1"/></text:span><text:span text:style-name="a591" text:class-names="">satu</text:span><text:span text:style-name="a592" text:class-names=""><text:s text:c="1"/>untuk iOS.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3" draw:style-name="a599" draw:master-page-name="Master1-Layout2-obj-Title-and-Content" presentation:presentation-page-layout-name="Master1-PPL2" draw:id="Slide-258">
        <draw:frame draw:id="id67" presentation:style-name="a666" draw:name="Content Placeholder 2" svg:x="0.91667in" svg:y="0.39785in" svg:width="11.5in" svg:height="6.35736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0" text:class-names="">B. Development Hybrid</text:span><text:span text:style-name="a601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04" text:class-names="">Pengertian</text:span><text:span text:style-name="a605" text:class-names="">:</text:span><text:span text:style-name="a606" text:class-names=""><text:line-break/>Development<text:s text:c="1"/></text:span><text:span text:style-name="a607" text:class-names="">hybrid</text:span><text:span text:style-name="a608" text:class-names=""><text:s text:c="1"/></text:span><text:span text:style-name="a609" text:class-names="">adalah</text:span><text:span text:style-name="a610" text:class-names=""><text:s text:c="1"/></text:span><text:span text:style-name="a611" text:class-names="">metode</text:span><text:span text:style-name="a612" text:class-names=""><text:s text:c="1"/></text:span><text:span text:style-name="a613" text:class-names="">pengembangan</text:span><text:span text:style-name="a614" text:class-names=""><text:s text:c="1"/>aplikasi yang<text:s text:c="1"/></text:span><text:span text:style-name="a615" text:class-names="">memungkinkan</text:span><text:span text:style-name="a616" text:class-names=""><text:s text:c="1"/>developer<text:s text:c="1"/></text:span><text:span text:style-name="a617" text:class-names="">menulis</text:span><text:span text:style-name="a618" text:class-names=""><text:s text:c="1"/></text:span><text:span text:style-name="a619" text:class-names="">kode</text:span><text:span text:style-name="a620" text:class-names=""><text:s text:c="1"/></text:span><text:span text:style-name="a621" text:class-names="">satu</text:span><text:span text:style-name="a622" text:class-names=""><text:s text:c="1"/>kali dan<text:s text:c="1"/></text:span><text:span text:style-name="a623" text:class-names="">menjalankannya</text:span><text:span text:style-name="a624" text:class-names=""><text:s text:c="1"/>di<text:s text:c="1"/></text:span><text:span text:style-name="a625" text:class-names="">berbagai</text:span><text:span text:style-name="a626" text:class-names=""><text:s text:c="1"/>platform,<text:s text:c="1"/></text:span><text:span text:style-name="a627" text:class-names="">seperti</text:span><text:span text:style-name="a628" text:class-names=""><text:s text:c="1"/>Android dan iOS. Aplikasi hybrid biasanya<text:s text:c="1"/></text:span><text:span text:style-name="a629" text:class-names="">dibuat</text:span><text:span text:style-name="a630" text:class-names=""><text:s text:c="1"/>dengan<text:s text:c="1"/></text:span><text:span text:style-name="a631" text:class-names="">bahasa</text:span><text:span text:style-name="a632" text:class-names=""><text:s text:c="1"/></text:span><text:span text:style-name="a633" text:class-names="">pemrograman</text:span><text:span text:style-name="a634" text:class-names=""><text:s text:c="1"/>web<text:s text:c="1"/></text:span><text:span text:style-name="a635" text:class-names="">seperti</text:span><text:span text:style-name="a636" text:class-names=""><text:s text:c="1"/>HTML, CSS, dan JavaScript,<text:s text:c="1"/></text:span><text:span text:style-name="a637" text:class-names="">lalu</text:span><text:span text:style-name="a638" text:class-names=""><text:s text:c="1"/></text:span><text:span text:style-name="a639" text:class-names="">dibungkus</text:span><text:span text:style-name="a640" text:class-names=""><text:s text:c="1"/></text:span><text:span text:style-name="a641" text:class-names="">menggunakan</text:span><text:span text:style-name="a642" text:class-names=""><text:s text:c="1"/>framework<text:s text:c="1"/></text:span><text:span text:style-name="a643" text:class-names="">seperti</text:span><text:span text:style-name="a644" text:class-names=""><text:s text:c="1"/>Flutter, React Native, Ionic,<text:s text:c="1"/></text:span><text:span text:style-name="a645" text:class-names="">dll</text:span><text:span text:style-name="a646" text:class-names="">.</text:span></text:p>
              </text:list-item>
            </text:list>
            <text:list text:style-name="a653">
              <text:list-item>
                <text:p text:style-name="a652" text:class-names="" text:cond-style-name=""><text:span text:style-name="a649" text:class-names="">Contoh</text:span><text:span text:style-name="a650" text:class-names=""><text:s text:c="1"/>Framework Hybrid:</text:span><text:span text:style-name="a651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4" text:class-names="">Flutter (Dart)</text:span><text:span text:style-name="a655" text:class-names=""/></text:p>
              </text:list-item>
            </text:list>
            <text:list text:style-name="a661">
              <text:list-item>
                <text:p text:style-name="a660" text:class-names="" text:cond-style-name=""><text:span text:style-name="a658" text:class-names="">React Native (JavaScript)</text:span><text:span text:style-name="a659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2" text:class-names="">Ionic (HTML, CSS, JS)</text:span><text:span text:style-name="a663" text:class-names=""/></text:p>
              </text:list-item>
            </text:list>
          </draw:text-box>
          <svg:title/>
          <svg:desc/>
        </draw:frame>
      </draw:page>
      <draw:page draw:name="Slide5" draw:style-name="a667" draw:master-page-name="Master1-Layout2-obj-Title-and-Content" presentation:presentation-page-layout-name="Master1-PPL2" draw:id="Slide-260">
        <draw:frame draw:id="id68" presentation:style-name="a795" draw:name="Content Placeholder 2" svg:x="0.91667in" svg:y="0.6129in" svg:width="11.5in" svg:height="6.14231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68" text:class-names="">Kelebihan</text:span><text:span text:style-name="a669" text:class-names=""><text:s text:c="1"/>Hybrid:</text:span><text:span text:style-name="a670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73" text:class-names="">Satu Basis Kode untuk Banyak Platform:</text:span><text:span text:style-name="a674" text:class-names=""><text:s text:c="1"/>Hanya perlu<text:s text:c="1"/></text:span><text:span text:style-name="a675" text:class-names="">membuat</text:span><text:span text:style-name="a676" text:class-names=""><text:s text:c="1"/></text:span><text:span text:style-name="a677" text:class-names="">satu</text:span><text:span text:style-name="a678" text:class-names=""><text:s text:c="1"/>aplikasi untuk bisa<text:s text:c="1"/></text:span><text:span text:style-name="a679" text:class-names="">dijalankan</text:span><text:span text:style-name="a680" text:class-names=""><text:s text:c="1"/>di Android dan iOS.</text:span></text:p>
              </text:list-item>
            </text:list>
            <text:list text:style-name="a694">
              <text:list-item>
                <text:p text:style-name="a693" text:class-names="" text:cond-style-name=""><text:span text:style-name="a683" text:class-names="">Hemat<text:s text:c="1"/></text:span><text:span text:style-name="a684" text:class-names="">Biaya</text:span><text:span text:style-name="a685" text:class-names=""><text:s text:c="1"/>dan Waktu:</text:span><text:span text:style-name="a686" text:class-names=""><text:s text:c="1"/></text:span><text:span text:style-name="a687" text:class-names="">Efisien</text:span><text:span text:style-name="a688" text:class-names=""><text:s text:c="1"/></text:span><text:span text:style-name="a689" text:class-names="">dalam</text:span><text:span text:style-name="a690" text:class-names=""><text:s text:c="1"/></text:span><text:span text:style-name="a691" text:class-names="">hal</text:span><text:span text:style-name="a692" text:class-names=""><text:s text:c="1"/>development dan maintenance.</text:span></text:p>
              </text:list-item>
            </text:list>
            <text:list text:style-name="a712">
              <text:list-item>
                <text:p text:style-name="a711" text:class-names="" text:cond-style-name=""><text:span text:style-name="a695" text:class-names="">Lebih<text:s text:c="1"/></text:span><text:span text:style-name="a696" text:class-names="">Cepat</text:span><text:span text:style-name="a697" text:class-names=""><text:s text:c="1"/>Launching ke Market:</text:span><text:span text:style-name="a698" text:class-names=""><text:s text:c="1"/>Karena<text:s text:c="1"/></text:span><text:span text:style-name="a699" text:class-names="">pengembangan</text:span><text:span text:style-name="a700" text:class-names=""><text:s text:c="1"/></text:span><text:span text:style-name="a701" text:class-names="">dilakukan</text:span><text:span text:style-name="a702" text:class-names=""><text:s text:c="1"/></text:span><text:span text:style-name="a703" text:class-names="">sekali</text:span><text:span text:style-name="a704" text:class-names="">, aplikasi bisa lebih<text:s text:c="1"/></text:span><text:span text:style-name="a705" text:class-names="">cepat</text:span><text:span text:style-name="a706" text:class-names=""><text:s text:c="1"/></text:span><text:span text:style-name="a707" text:class-names="">dirilis</text:span><text:span text:style-name="a708" text:class-names=""><text:s text:c="1"/>ke<text:s text:c="1"/></text:span><text:span text:style-name="a709" text:class-names="">banyak</text:span><text:span text:style-name="a710" text:class-names=""><text:s text:c="1"/>platform.</text:span></text:p>
              </text:list-item>
            </text:list>
            <text:list text:style-name="a725">
              <text:list-item>
                <text:p text:style-name="a724" text:class-names="" text:cond-style-name=""><text:span text:style-name="a713" text:class-names="">Komunitas</text:span><text:span text:style-name="a714" text:class-names=""><text:s text:c="1"/>Besar &amp; Banyak Plugin:</text:span><text:span text:style-name="a715" text:class-names=""><text:s text:c="1"/>Framework hybrid<text:s text:c="1"/></text:span><text:span text:style-name="a716" text:class-names="">seperti</text:span><text:span text:style-name="a717" text:class-names=""><text:s text:c="1"/>Flutter dan React Native<text:s text:c="1"/></text:span><text:span text:style-name="a718" text:class-names="">memiliki</text:span><text:span text:style-name="a719" text:class-names=""><text:s text:c="1"/></text:span><text:span text:style-name="a720" text:class-names="">komunitas</text:span><text:span text:style-name="a721" text:class-names=""><text:s text:c="1"/>dan library yang<text:s text:c="1"/></text:span><text:span text:style-name="a722" text:class-names="">luas</text:span><text:span text:style-name="a723" text:class-names="">.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  <text:list text:style-name="a733">
              <text:list-item>
                <text:p text:style-name="a732" text:class-names="" text:cond-style-name=""><text:span text:style-name="a729" text:class-names="">Kekurangan</text:span><text:span text:style-name="a730" text:class-names=""><text:s text:c="1"/>Hybrid:</text:span><text:span text:style-name="a731" text:class-names=""/></text:p>
              </text:list-item>
            </text:list>
            <text:list text:style-name="a755">
              <text:list-item>
                <text:p text:style-name="a754" text:class-names="" text:cond-style-name=""><text:span text:style-name="a734" text:class-names="">Performa Lebih<text:s text:c="1"/></text:span><text:span text:style-name="a735" text:class-names="">Rendah</text:span><text:span text:style-name="a736" text:class-names=""><text:s text:c="1"/></text:span><text:span text:style-name="a737" text:class-names="">Dibanding</text:span><text:span text:style-name="a738" text:class-names=""><text:s text:c="1"/>Native:</text:span><text:span text:style-name="a739" text:class-names=""><text:s text:c="1"/>Karena tidak<text:s text:c="1"/></text:span><text:span text:style-name="a740" text:class-names="">berinteraksi</text:span><text:span text:style-name="a741" text:class-names=""><text:s text:c="1"/>langsung dengan API platform,<text:s text:c="1"/></text:span><text:span text:style-name="a742" text:class-names="">performa</text:span><text:span text:style-name="a743" text:class-names=""><text:s text:c="1"/>bisa<text:s text:c="1"/></text:span><text:span text:style-name="a744" text:class-names="">sedikit</text:span><text:span text:style-name="a745" text:class-names=""><text:s text:c="1"/></text:span><text:span text:style-name="a746" text:class-names="">menurun</text:span><text:span text:style-name="a747" text:class-names=""><text:s text:c="1"/></text:span><text:span text:style-name="a748" text:class-names="">terutama</text:span><text:span text:style-name="a749" text:class-names=""><text:s text:c="1"/>untuk aplikasi<text:s text:c="1"/></text:span><text:span text:style-name="a750" text:class-names="">berat</text:span><text:span text:style-name="a751" text:class-names=""><text:s text:c="1"/>(</text:span><text:span text:style-name="a752" text:class-names="">misalnya</text:span><text:span text:style-name="a753" text:class-names=""><text:s text:c="1"/>game).</text:span></text:p>
              </text:list-item>
            </text:list>
            <text:list text:style-name="a769">
              <text:list-item>
                <text:p text:style-name="a768" text:class-names="" text:cond-style-name=""><text:span text:style-name="a756" text:class-names="">Akses ke Fitur Device<text:s text:c="1"/></text:span><text:span text:style-name="a757" text:class-names="">Terbatas</text:span><text:span text:style-name="a758" text:class-names="">:</text:span><text:span text:style-name="a759" text:class-names=""><text:s text:c="1"/>Untuk beberapa fitur<text:s text:c="1"/></text:span><text:span text:style-name="a760" text:class-names="">seperti</text:span><text:span text:style-name="a761" text:class-names=""><text:s text:c="1"/>sensor atau hardware<text:s text:c="1"/></text:span><text:span text:style-name="a762" text:class-names="">tertentu</text:span><text:span text:style-name="a763" text:class-names="">,<text:s text:c="1"/></text:span><text:span text:style-name="a764" text:class-names="">butuh</text:span><text:span text:style-name="a765" text:class-names=""><text:s text:c="1"/>plugin<text:s text:c="1"/></text:span><text:span text:style-name="a766" text:class-names="">tambahan</text:span><text:span text:style-name="a767" text:class-names="">.</text:span></text:p>
              </text:list-item>
            </text:list>
            <text:list text:style-name="a791">
              <text:list-item>
                <text:p text:style-name="a790" text:class-names="" text:cond-style-name=""><text:span text:style-name="a770" text:class-names="">UI/UX Kadang Tidak<text:s text:c="1"/></text:span><text:span text:style-name="a771" text:class-names="">Konsisten</text:span><text:span text:style-name="a772" text:class-names="">:</text:span><text:span text:style-name="a773" text:class-names=""><text:s text:c="1"/>Karena<text:s text:c="1"/></text:span><text:span text:style-name="a774" text:class-names="">menggunakan</text:span><text:span text:style-name="a775" text:class-names=""><text:s text:c="1"/></text:span><text:span text:style-name="a776" text:class-names="">satu</text:span><text:span text:style-name="a777" text:class-names=""><text:s text:c="1"/></text:span><text:span text:style-name="a778" text:class-names="">kode</text:span><text:span text:style-name="a779" text:class-names=""><text:s text:c="1"/>untuk dua platform,<text:s text:c="1"/></text:span><text:span text:style-name="a780" text:class-names="">tampilannya</text:span><text:span text:style-name="a781" text:class-names=""><text:s text:c="1"/>kadang tidak<text:s text:c="1"/></text:span><text:span text:style-name="a782" text:class-names="">sepenuhnya</text:span><text:span text:style-name="a783" text:class-names=""><text:s text:c="1"/></text:span><text:span text:style-name="a784" text:class-names="">mengikuti</text:span><text:span text:style-name="a785" text:class-names=""><text:s text:c="1"/></text:span><text:span text:style-name="a786" text:class-names="">standar</text:span><text:span text:style-name="a787" text:class-names=""><text:s text:c="1"/></text:span><text:span text:style-name="a788" text:class-names="">desain</text:span><text:span text:style-name="a789" text:class-names=""><text:s text:c="1"/>masing-masing OS.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Tyo</meta:initial-creator>
    <dc:creator>Tyo</dc:creator>
    <meta:creation-date>2025-05-13T03:54:15Z</meta:creation-date>
    <dc:date>2025-05-13T03:54:18Z</dc:date>
    <meta:editing-cycles>1</meta:editing-cycles>
    <meta:editing-duration>PT3S</meta:editing-duration>
    <meta:document-statistic meta:paragraph-count="35" meta:word-count="448"/>
  </office:meta>
</office:document-meta>
</file>